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2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1.7154in" svg:y="6.0567in">
            <draw:object draw:notify-on-update-of-ranges="Sheet1.B1:Sheet1.B1 Sheet1.B2:Sheet1.B23 Sheet1.F1:Sheet1.F1 Sheet1.F2:Sheet1.F23 Sheet1.B1:Sheet1.B1 Sheet1.B2:Sheet1.B23 Sheet1.I1:Sheet1.I1 Sheet1.I2:Sheet1.I23 Sheet1.B1:Sheet1.B1 Sheet1.B2:Sheet1.B23 Sheet1.L1:Sheet1.L1 Sheet1.L2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685in" svg:y="1.2638in">
            <draw:object draw:notify-on-update-of-ranges="Sheet1.B1:Sheet1.B1 Sheet1.B2:Sheet1.B23 Sheet1.G1:Sheet1.G1 Sheet1.G2:Sheet1.G23 Sheet1.B1:Sheet1.B1 Sheet1.B2:Sheet1.B23 Sheet1.J1:Sheet1.J1 Sheet1.J2:Sheet1.J23 Sheet1.B1:Sheet1.B1 Sheet1.B2:Sheet1.B23 Sheet1.M1:Sheet1.M1 Sheet1.M2:Sheet1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>
            <text:p>Side Length</text:p>
          </table:table-cell>
          <table:table-cell table:style-name="ce1" office:value-type="string" calcext:value-type="string">
            <text:p>Total Nodes</text:p>
          </table:table-cell>
          <table:table-cell table:style-name="ce1" office:value-type="string" calcext:value-type="string">
            <text:p>Total DOFs</text:p>
          </table:table-cell>
          <table:table-cell table:style-name="ce1" office:value-type="string" calcext:value-type="string">
            <text:p>Edge Count</text:p>
          </table:table-cell>
          <table:table-cell table:style-name="ce1" office:value-type="string" calcext:value-type="string">
            <text:p>Hinge Count</text:p>
          </table:table-cell>
          <table:table-cell table:style-name="ce3" office:value-type="string" calcext:value-type="string">
            <text:p>Dense Avg. ms/frame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3" office:value-type="string" calcext:value-type="string">
            <text:p>Sparse Avg. ms/frame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3" office:value-type="string" calcext:value-type="string">
            <text:p>Pardiso Avg. ms/frame</text:p>
          </table:table-cell>
          <table:table-cell table:style-name="ce1" office:value-type="string" calcext:value-type="string">
            <text:p>Force %</text:p>
          </table:table-cell>
          <table:table-cell table:style-name="ce1" office:value-type="string" calcext:value-type="string">
            <text:p>Solve %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14568" calcext:value-type="float">
            <text:p>2.14568</text:p>
          </table:table-cell>
          <table:table-cell office:value-type="float" office:value="0.0920749" calcext:value-type="float">
            <text:p>0.0920749</text:p>
          </table:table-cell>
          <table:table-cell office:value-type="float" office:value="0.077455" calcext:value-type="float">
            <text:p>0.077455</text:p>
          </table:table-cell>
          <table:table-cell office:value-type="float" office:value="1.9417" calcext:value-type="float">
            <text:p>1.9417</text:p>
          </table:table-cell>
          <table:table-cell office:value-type="float" office:value="0.0889234" calcext:value-type="float">
            <text:p>0.0889234</text:p>
          </table:table-cell>
          <table:table-cell office:value-type="float" office:value="0.0754589" calcext:value-type="float">
            <text:p>0.0754589</text:p>
          </table:table-cell>
          <table:table-cell office:value-type="float" office:value="1.97905" calcext:value-type="float">
            <text:p>1.97905</text:p>
          </table:table-cell>
          <table:table-cell office:value-type="float" office:value="0.236807" calcext:value-type="float">
            <text:p>0.236807</text:p>
          </table:table-cell>
          <table:table-cell office:value-type="float" office:value="7.67405" calcext:value-type="float">
            <text:p>7.67405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09046" calcext:value-type="float">
            <text:p>2.09046</text:p>
          </table:table-cell>
          <table:table-cell office:value-type="float" office:value="0.541413" calcext:value-type="float">
            <text:p>0.541413</text:p>
          </table:table-cell>
          <table:table-cell office:value-type="float" office:value="0.135126" calcext:value-type="float">
            <text:p>0.135126</text:p>
          </table:table-cell>
          <table:table-cell office:value-type="float" office:value="1.86291" calcext:value-type="float">
            <text:p>1.86291</text:p>
          </table:table-cell>
          <table:table-cell office:value-type="float" office:value="0.0828717" calcext:value-type="float">
            <text:p>0.0828717</text:p>
          </table:table-cell>
          <table:table-cell office:value-type="float" office:value="0.25261" calcext:value-type="float">
            <text:p>0.25261</text:p>
          </table:table-cell>
          <table:table-cell office:value-type="float" office:value="2.07927" calcext:value-type="float">
            <text:p>2.07927</text:p>
          </table:table-cell>
          <table:table-cell office:value-type="float" office:value="0.966783" calcext:value-type="float">
            <text:p>0.966783</text:p>
          </table:table-cell>
          <table:table-cell office:value-type="float" office:value="7.78059" calcext:value-type="float">
            <text:p>7.78059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.19543" calcext:value-type="float">
            <text:p>2.19543</text:p>
          </table:table-cell>
          <table:table-cell office:value-type="float" office:value="1.66124" calcext:value-type="float">
            <text:p>1.66124</text:p>
          </table:table-cell>
          <table:table-cell office:value-type="float" office:value="0.430837" calcext:value-type="float">
            <text:p>0.430837</text:p>
          </table:table-cell>
          <table:table-cell office:value-type="float" office:value="1.87658" calcext:value-type="float">
            <text:p>1.87658</text:p>
          </table:table-cell>
          <table:table-cell office:value-type="float" office:value="1.37825" calcext:value-type="float">
            <text:p>1.37825</text:p>
          </table:table-cell>
          <table:table-cell office:value-type="float" office:value="0.470123" calcext:value-type="float">
            <text:p>0.470123</text:p>
          </table:table-cell>
          <table:table-cell office:value-type="float" office:value="1.90431" calcext:value-type="float">
            <text:p>1.90431</text:p>
          </table:table-cell>
          <table:table-cell office:value-type="float" office:value="2.23255" calcext:value-type="float">
            <text:p>2.23255</text:p>
          </table:table-cell>
          <table:table-cell office:value-type="float" office:value="6.9154" calcext:value-type="float">
            <text:p>6.915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.26691" calcext:value-type="float">
            <text:p>2.26691</text:p>
          </table:table-cell>
          <table:table-cell office:value-type="float" office:value="2.99868" calcext:value-type="float">
            <text:p>2.99868</text:p>
          </table:table-cell>
          <table:table-cell office:value-type="float" office:value="0.947115" calcext:value-type="float">
            <text:p>0.947115</text:p>
          </table:table-cell>
          <table:table-cell office:value-type="float" office:value="1.9805" calcext:value-type="float">
            <text:p>1.9805</text:p>
          </table:table-cell>
          <table:table-cell office:value-type="float" office:value="3.53882" calcext:value-type="float">
            <text:p>3.53882</text:p>
          </table:table-cell>
          <table:table-cell office:value-type="float" office:value="1.89534" calcext:value-type="float">
            <text:p>1.89534</text:p>
          </table:table-cell>
          <table:table-cell office:value-type="float" office:value="2.17057" calcext:value-type="float">
            <text:p>2.17057</text:p>
          </table:table-cell>
          <table:table-cell office:value-type="float" office:value="4.07023" calcext:value-type="float">
            <text:p>4.07023</text:p>
          </table:table-cell>
          <table:table-cell office:value-type="float" office:value="8.69924" calcext:value-type="float">
            <text:p>8.69924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.32498" calcext:value-type="float">
            <text:p>2.32498</text:p>
          </table:table-cell>
          <table:table-cell office:value-type="float" office:value="4.68644" calcext:value-type="float">
            <text:p>4.68644</text:p>
          </table:table-cell>
          <table:table-cell office:value-type="float" office:value="1.87725" calcext:value-type="float">
            <text:p>1.87725</text:p>
          </table:table-cell>
          <table:table-cell office:value-type="float" office:value="2.02624" calcext:value-type="float">
            <text:p>2.02624</text:p>
          </table:table-cell>
          <table:table-cell office:value-type="float" office:value="5.55481" calcext:value-type="float">
            <text:p>5.55481</text:p>
          </table:table-cell>
          <table:table-cell office:value-type="float" office:value="3.21453" calcext:value-type="float">
            <text:p>3.21453</text:p>
          </table:table-cell>
          <table:table-cell office:value-type="float" office:value="2.2378" calcext:value-type="float">
            <text:p>2.2378</text:p>
          </table:table-cell>
          <table:table-cell office:value-type="float" office:value="7.06037" calcext:value-type="float">
            <text:p>7.06037</text:p>
          </table:table-cell>
          <table:table-cell office:value-type="float" office:value="10.8867" calcext:value-type="float">
            <text:p>10.8867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.26632" calcext:value-type="float">
            <text:p>2.26632</text:p>
          </table:table-cell>
          <table:table-cell office:value-type="float" office:value="6.35349" calcext:value-type="float">
            <text:p>6.35349</text:p>
          </table:table-cell>
          <table:table-cell office:value-type="float" office:value="3.68015" calcext:value-type="float">
            <text:p>3.68015</text:p>
          </table:table-cell>
          <table:table-cell office:value-type="float" office:value="2.17572" calcext:value-type="float">
            <text:p>2.17572</text:p>
          </table:table-cell>
          <table:table-cell office:value-type="float" office:value="8.31218" calcext:value-type="float">
            <text:p>8.31218</text:p>
          </table:table-cell>
          <table:table-cell office:value-type="float" office:value="5.46401" calcext:value-type="float">
            <text:p>5.46401</text:p>
          </table:table-cell>
          <table:table-cell office:value-type="float" office:value="2.42311" calcext:value-type="float">
            <text:p>2.42311</text:p>
          </table:table-cell>
          <table:table-cell office:value-type="float" office:value="9.06928" calcext:value-type="float">
            <text:p>9.06928</text:p>
          </table:table-cell>
          <table:table-cell office:value-type="float" office:value="12.2367" calcext:value-type="float">
            <text:p>12.2367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2.55798" calcext:value-type="float">
            <text:p>2.55798</text:p>
          </table:table-cell>
          <table:table-cell office:value-type="float" office:value="9.02831" calcext:value-type="float">
            <text:p>9.02831</text:p>
          </table:table-cell>
          <table:table-cell office:value-type="float" office:value="6.97613" calcext:value-type="float">
            <text:p>6.97613</text:p>
          </table:table-cell>
          <table:table-cell office:value-type="float" office:value="2.38529" calcext:value-type="float">
            <text:p>2.38529</text:p>
          </table:table-cell>
          <table:table-cell office:value-type="float" office:value="10.9032" calcext:value-type="float">
            <text:p>10.9032</text:p>
          </table:table-cell>
          <table:table-cell office:value-type="float" office:value="9.52483" calcext:value-type="float">
            <text:p>9.52483</text:p>
          </table:table-cell>
          <table:table-cell office:value-type="float" office:value="3.17389" calcext:value-type="float">
            <text:p>3.17389</text:p>
          </table:table-cell>
          <table:table-cell office:value-type="float" office:value="15.0143" calcext:value-type="float">
            <text:p>15.0143</text:p>
          </table:table-cell>
          <table:table-cell office:value-type="float" office:value="17.4227" calcext:value-type="float">
            <text:p>17.4227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3.13174" calcext:value-type="float">
            <text:p>3.13174</text:p>
          </table:table-cell>
          <table:table-cell office:value-type="float" office:value="12.8317" calcext:value-type="float">
            <text:p>12.8317</text:p>
          </table:table-cell>
          <table:table-cell office:value-type="float" office:value="13.0691" calcext:value-type="float">
            <text:p>13.0691</text:p>
          </table:table-cell>
          <table:table-cell office:value-type="float" office:value="3.07915" calcext:value-type="float">
            <text:p>3.07915</text:p>
          </table:table-cell>
          <table:table-cell office:value-type="float" office:value="16.2607" calcext:value-type="float">
            <text:p>16.2607</text:p>
          </table:table-cell>
          <table:table-cell office:value-type="float" office:value="13.2931" calcext:value-type="float">
            <text:p>13.2931</text:p>
          </table:table-cell>
          <table:table-cell office:value-type="float" office:value="3.64856" calcext:value-type="float">
            <text:p>3.64856</text:p>
          </table:table-cell>
          <table:table-cell office:value-type="float" office:value="19.3667" calcext:value-type="float">
            <text:p>19.3667</text:p>
          </table:table-cell>
          <table:table-cell office:value-type="float" office:value="21.2256" calcext:value-type="float">
            <text:p>21.2256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61" calcext:value-type="float">
            <text:p>261</text:p>
          </table:table-cell>
          <table:table-cell office:value-type="float" office:value="225" calcext:value-type="float">
            <text:p>225</text:p>
          </table:table-cell>
          <table:table-cell office:value-type="float" office:value="4.36049" calcext:value-type="float">
            <text:p>4.36049</text:p>
          </table:table-cell>
          <table:table-cell office:value-type="float" office:value="15.5812" calcext:value-type="float">
            <text:p>15.5812</text:p>
          </table:table-cell>
          <table:table-cell office:value-type="float" office:value="22.6304" calcext:value-type="float">
            <text:p>22.6304</text:p>
          </table:table-cell>
          <table:table-cell office:value-type="float" office:value="3.40046" calcext:value-type="float">
            <text:p>3.40046</text:p>
          </table:table-cell>
          <table:table-cell office:value-type="float" office:value="18.0319" calcext:value-type="float">
            <text:p>18.0319</text:p>
          </table:table-cell>
          <table:table-cell office:value-type="float" office:value="18.8735" calcext:value-type="float">
            <text:p>18.8735</text:p>
          </table:table-cell>
          <table:table-cell office:value-type="float" office:value="5.1266" calcext:value-type="float">
            <text:p>5.1266</text:p>
          </table:table-cell>
          <table:table-cell office:value-type="float" office:value="25.114" calcext:value-type="float">
            <text:p>25.114</text:p>
          </table:table-cell>
          <table:table-cell office:value-type="float" office:value="28.5511" calcext:value-type="float">
            <text:p>28.5511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office:value-type="float" office:value="10.8998" calcext:value-type="float">
            <text:p>10.8998</text:p>
          </table:table-cell>
          <table:table-cell office:value-type="float" office:value="23.2328" calcext:value-type="float">
            <text:p>23.2328</text:p>
          </table:table-cell>
          <table:table-cell office:value-type="float" office:value="41.1507" calcext:value-type="float">
            <text:p>41.1507</text:p>
          </table:table-cell>
          <table:table-cell office:value-type="float" office:value="5.11832" calcext:value-type="float">
            <text:p>5.11832</text:p>
          </table:table-cell>
          <table:table-cell office:value-type="float" office:value="24.8768" calcext:value-type="float">
            <text:p>24.8768</text:p>
          </table:table-cell>
          <table:table-cell office:value-type="float" office:value="27.802" calcext:value-type="float">
            <text:p>27.802</text:p>
          </table:table-cell>
          <table:table-cell office:value-type="float" office:value="7.15082" calcext:value-type="float">
            <text:p>7.15082</text:p>
          </table:table-cell>
          <table:table-cell office:value-type="float" office:value="32.6084" calcext:value-type="float">
            <text:p>32.6084</text:p>
          </table:table-cell>
          <table:table-cell office:value-type="float" office:value="32.3784" calcext:value-type="float">
            <text:p>32.3784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432" calcext:value-type="float">
            <text:p>432</text:p>
          </table:table-cell>
          <table:table-cell office:value-type="float" office:value="385" calcext:value-type="float">
            <text:p>385</text:p>
          </table:table-cell>
          <table:table-cell office:value-type="float" office:value="341" calcext:value-type="float">
            <text:p>341</text:p>
          </table:table-cell>
          <table:table-cell office:value-type="float" office:value="29.2132" calcext:value-type="float">
            <text:p>29.2132</text:p>
          </table:table-cell>
          <table:table-cell office:value-type="float" office:value="24.694" calcext:value-type="float">
            <text:p>24.694</text:p>
          </table:table-cell>
          <table:table-cell office:value-type="float" office:value="55.1578" calcext:value-type="float">
            <text:p>55.1578</text:p>
          </table:table-cell>
          <table:table-cell office:value-type="float" office:value="5.81131" calcext:value-type="float">
            <text:p>5.81131</text:p>
          </table:table-cell>
          <table:table-cell office:value-type="float" office:value="26.6113" calcext:value-type="float">
            <text:p>26.6113</text:p>
          </table:table-cell>
          <table:table-cell office:value-type="float" office:value="32.1944" calcext:value-type="float">
            <text:p>32.1944</text:p>
          </table:table-cell>
          <table:table-cell office:value-type="float" office:value="11.5085" calcext:value-type="float">
            <text:p>11.5085</text:p>
          </table:table-cell>
          <table:table-cell office:value-type="float" office:value="40.273" calcext:value-type="float">
            <text:p>40.273</text:p>
          </table:table-cell>
          <table:table-cell office:value-type="float" office:value="35.5983" calcext:value-type="float">
            <text:p>35.5983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office:value-type="float" office:value="408" calcext:value-type="float">
            <text:p>408</text:p>
          </table:table-cell>
          <table:table-cell table:style-name="ce5" office:value-type="float" office:value="38.4439" calcext:value-type="float">
            <text:p>38.4439</text:p>
          </table:table-cell>
          <table:table-cell office:value-type="float" office:value="20.2838" calcext:value-type="float">
            <text:p>20.2838</text:p>
          </table:table-cell>
          <table:table-cell office:value-type="float" office:value="62.9346" calcext:value-type="float">
            <text:p>62.9346</text:p>
          </table:table-cell>
          <table:table-cell office:value-type="float" office:value="14.5564" calcext:value-type="float">
            <text:p>14.5564</text:p>
          </table:table-cell>
          <table:table-cell office:value-type="float" office:value="37.6661" calcext:value-type="float">
            <text:p>37.6661</text:p>
          </table:table-cell>
          <table:table-cell office:value-type="float" office:value="42.2908" calcext:value-type="float">
            <text:p>42.2908</text:p>
          </table:table-cell>
          <table:table-cell office:value-type="float" office:value="13.0989" calcext:value-type="float">
            <text:p>13.0989</text:p>
          </table:table-cell>
          <table:table-cell office:value-type="float" office:value="41.9738" calcext:value-type="float">
            <text:p>41.9738</text:p>
          </table:table-cell>
          <table:table-cell office:value-type="float" office:value="38.1371" calcext:value-type="float">
            <text:p>38.1371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588" calcext:value-type="float">
            <text:p>588</text:p>
          </table:table-cell>
          <table:table-cell office:value-type="float" office:value="533" calcext:value-type="float">
            <text:p>533</text:p>
          </table:table-cell>
          <table:table-cell office:value-type="float" office:value="481" calcext:value-type="float">
            <text:p>481</text:p>
          </table:table-cell>
          <table:table-cell office:value-type="float" office:value="58.0018" calcext:value-type="float">
            <text:p>58.0018</text:p>
          </table:table-cell>
          <table:table-cell office:value-type="float" office:value="19.7842" calcext:value-type="float">
            <text:p>19.7842</text:p>
          </table:table-cell>
          <table:table-cell office:value-type="float" office:value="66.3668" calcext:value-type="float">
            <text:p>66.3668</text:p>
          </table:table-cell>
          <table:table-cell office:value-type="float" office:value="23.1701" calcext:value-type="float">
            <text:p>23.1701</text:p>
          </table:table-cell>
          <table:table-cell office:value-type="float" office:value="36.2936" calcext:value-type="float">
            <text:p>36.2936</text:p>
          </table:table-cell>
          <table:table-cell office:value-type="float" office:value="49.4759" calcext:value-type="float">
            <text:p>49.4759</text:p>
          </table:table-cell>
          <table:table-cell office:value-type="float" office:value="22.7056" calcext:value-type="float">
            <text:p>22.7056</text:p>
          </table:table-cell>
          <table:table-cell office:value-type="float" office:value="46.596" calcext:value-type="float">
            <text:p>46.596</text:p>
          </table:table-cell>
          <table:table-cell office:value-type="float" office:value="41.6949" calcext:value-type="float">
            <text:p>41.6949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office:value-type="float" office:value="675" calcext:value-type="float">
            <text:p>675</text:p>
          </table:table-cell>
          <table:table-cell office:value-type="float" office:value="616" calcext:value-type="float">
            <text:p>616</text:p>
          </table:table-cell>
          <table:table-cell office:value-type="float" office:value="560" calcext:value-type="float">
            <text:p>560</text:p>
          </table:table-cell>
          <table:table-cell office:value-type="float" office:value="72.0361" calcext:value-type="float">
            <text:p>72.0361</text:p>
          </table:table-cell>
          <table:table-cell office:value-type="float" office:value="16.7582" calcext:value-type="float">
            <text:p>16.7582</text:p>
          </table:table-cell>
          <table:table-cell office:value-type="float" office:value="70.6884" calcext:value-type="float">
            <text:p>70.6884</text:p>
          </table:table-cell>
          <table:table-cell office:value-type="float" office:value="27.0657" calcext:value-type="float">
            <text:p>27.0657</text:p>
          </table:table-cell>
          <table:table-cell office:value-type="float" office:value="43.2947" calcext:value-type="float">
            <text:p>43.2947</text:p>
          </table:table-cell>
          <table:table-cell office:value-type="float" office:value="44.687" calcext:value-type="float">
            <text:p>44.687</text:p>
          </table:table-cell>
          <table:table-cell office:value-type="float" office:value="27.7778" calcext:value-type="float">
            <text:p>27.7778</text:p>
          </table:table-cell>
          <table:table-cell office:value-type="float" office:value="48.1504" calcext:value-type="float">
            <text:p>48.1504</text:p>
          </table:table-cell>
          <table:table-cell office:value-type="float" office:value="41.5405" calcext:value-type="float">
            <text:p>41.5405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705" calcext:value-type="float">
            <text:p>705</text:p>
          </table:table-cell>
          <table:table-cell office:value-type="float" office:value="645" calcext:value-type="float">
            <text:p>645</text:p>
          </table:table-cell>
          <table:table-cell office:value-type="float" office:value="117.31" calcext:value-type="float">
            <text:p>117.31</text:p>
          </table:table-cell>
          <table:table-cell office:value-type="float" office:value="16.6657" calcext:value-type="float">
            <text:p>16.6657</text:p>
          </table:table-cell>
          <table:table-cell office:value-type="float" office:value="88.3116" calcext:value-type="float">
            <text:p>88.3116</text:p>
          </table:table-cell>
          <table:table-cell office:value-type="float" office:value="33.3114" calcext:value-type="float">
            <text:p>33.3114</text:p>
          </table:table-cell>
          <table:table-cell office:value-type="float" office:value="42.3871" calcext:value-type="float">
            <text:p>42.3871</text:p>
          </table:table-cell>
          <table:table-cell office:value-type="float" office:value="46.8908" calcext:value-type="float">
            <text:p>46.8908</text:p>
          </table:table-cell>
          <table:table-cell office:value-type="float" office:value="32.7209" calcext:value-type="float">
            <text:p>32.7209</text:p>
          </table:table-cell>
          <table:table-cell office:value-type="float" office:value="48.7965" calcext:value-type="float">
            <text:p>48.7965</text:p>
          </table:table-cell>
          <table:table-cell office:value-type="float" office:value="41.3767" calcext:value-type="float">
            <text:p>41.3767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867" calcext:value-type="float">
            <text:p>867</text:p>
          </table:table-cell>
          <table:table-cell office:value-type="float" office:value="800" calcext:value-type="float">
            <text:p>800</text:p>
          </table:table-cell>
          <table:table-cell office:value-type="float" office:value="736" calcext:value-type="float">
            <text:p>736</text:p>
          </table:table-cell>
          <table:table-cell office:value-type="float" office:value="133.053" calcext:value-type="float">
            <text:p>133.053</text:p>
          </table:table-cell>
          <table:table-cell office:value-type="float" office:value="13.4557" calcext:value-type="float">
            <text:p>13.4557</text:p>
          </table:table-cell>
          <table:table-cell office:value-type="float" office:value="76.8992" calcext:value-type="float">
            <text:p>76.8992</text:p>
          </table:table-cell>
          <table:table-cell office:value-type="float" office:value="44.3635" calcext:value-type="float">
            <text:p>44.3635</text:p>
          </table:table-cell>
          <table:table-cell office:value-type="float" office:value="35.5048" calcext:value-type="float">
            <text:p>35.5048</text:p>
          </table:table-cell>
          <table:table-cell office:value-type="float" office:value="56.5952" calcext:value-type="float">
            <text:p>56.5952</text:p>
          </table:table-cell>
          <table:table-cell office:value-type="float" office:value="36.9456" calcext:value-type="float">
            <text:p>36.9456</text:p>
          </table:table-cell>
          <table:table-cell office:value-type="float" office:value="49.9367" calcext:value-type="float">
            <text:p>49.9367</text:p>
          </table:table-cell>
          <table:table-cell office:value-type="float" office:value="41.8292" calcext:value-type="float">
            <text:p>41.8292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 office:value-type="float" office:value="972" calcext:value-type="float">
            <text:p>972</text:p>
          </table:table-cell>
          <table:table-cell office:value-type="float" office:value="901" calcext:value-type="float">
            <text:p>901</text:p>
          </table:table-cell>
          <table:table-cell office:value-type="float" office:value="833" calcext:value-type="float">
            <text:p>833</text:p>
          </table:table-cell>
          <table:table-cell office:value-type="float" office:value="210.592" calcext:value-type="float">
            <text:p>210.592</text:p>
          </table:table-cell>
          <table:table-cell office:value-type="float" office:value="11.4639" calcext:value-type="float">
            <text:p>11.4639</text:p>
          </table:table-cell>
          <table:table-cell office:value-type="float" office:value="80.1228" calcext:value-type="float">
            <text:p>80.1228</text:p>
          </table:table-cell>
          <table:table-cell office:value-type="float" office:value="50.7165" calcext:value-type="float">
            <text:p>50.7165</text:p>
          </table:table-cell>
          <table:table-cell office:value-type="float" office:value="35.7007" calcext:value-type="float">
            <text:p>35.7007</text:p>
          </table:table-cell>
          <table:table-cell office:value-type="float" office:value="56.7877" calcext:value-type="float">
            <text:p>56.7877</text:p>
          </table:table-cell>
          <table:table-cell office:value-type="float" office:value="39.6869" calcext:value-type="float">
            <text:p>39.6869</text:p>
          </table:table-cell>
          <table:table-cell office:value-type="float" office:value="48.6644" calcext:value-type="float">
            <text:p>48.6644</text:p>
          </table:table-cell>
          <table:table-cell office:value-type="float" office:value="43.6478" calcext:value-type="float">
            <text:p>43.6478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 office:value-type="float" office:value="1008" calcext:value-type="float">
            <text:p>1008</text:p>
          </table:table-cell>
          <table:table-cell table:style-name="ce2" office:value-type="float" office:value="936" calcext:value-type="float">
            <text:p>936</text:p>
          </table:table-cell>
          <table:table-cell office:value-type="float" office:value="266.549" calcext:value-type="float">
            <text:p>266.549</text:p>
          </table:table-cell>
          <table:table-cell office:value-type="float" office:value="10.049" calcext:value-type="float">
            <text:p>10.049</text:p>
          </table:table-cell>
          <table:table-cell office:value-type="float" office:value="81.9622" calcext:value-type="float">
            <text:p>81.9622</text:p>
          </table:table-cell>
          <table:table-cell office:value-type="float" office:value="66.6435" calcext:value-type="float">
            <text:p>66.6435</text:p>
          </table:table-cell>
          <table:table-cell office:value-type="float" office:value="36.2347" calcext:value-type="float">
            <text:p>36.2347</text:p>
          </table:table-cell>
          <table:table-cell office:value-type="float" office:value="66.6435" calcext:value-type="float">
            <text:p>66.6435</text:p>
          </table:table-cell>
          <table:table-cell office:value-type="float" office:value="47.0635" calcext:value-type="float">
            <text:p>47.0635</text:p>
          </table:table-cell>
          <table:table-cell office:value-type="float" office:value="52.8106" calcext:value-type="float">
            <text:p>52.8106</text:p>
          </table:table-cell>
          <table:table-cell office:value-type="float" office:value="40.4808" calcext:value-type="float">
            <text:p>40.4808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1121" calcext:value-type="float">
            <text:p>1121</text:p>
          </table:table-cell>
          <table:table-cell office:value-type="float" office:value="1045" calcext:value-type="float">
            <text:p>1045</text:p>
          </table:table-cell>
          <table:table-cell office:value-type="float" office:value="323.052" calcext:value-type="float">
            <text:p>323.052</text:p>
          </table:table-cell>
          <table:table-cell office:value-type="float" office:value="9.17004" calcext:value-type="float">
            <text:p>9.17004</text:p>
          </table:table-cell>
          <table:table-cell office:value-type="float" office:value="83.6325" calcext:value-type="float">
            <text:p>83.6325</text:p>
          </table:table-cell>
          <table:table-cell office:value-type="float" office:value="81.0222" calcext:value-type="float">
            <text:p>81.0222</text:p>
          </table:table-cell>
          <table:table-cell office:value-type="float" office:value="34.6049" calcext:value-type="float">
            <text:p>34.6049</text:p>
          </table:table-cell>
          <table:table-cell office:value-type="float" office:value="60.1989" calcext:value-type="float">
            <text:p>60.1989</text:p>
          </table:table-cell>
          <table:table-cell office:value-type="float" office:value="60.7701" calcext:value-type="float">
            <text:p>60.7701</text:p>
          </table:table-cell>
          <table:table-cell office:value-type="float" office:value="51.5507" calcext:value-type="float">
            <text:p>51.5507</text:p>
          </table:table-cell>
          <table:table-cell office:value-type="float" office:value="42.5973" calcext:value-type="float">
            <text:p>42.5973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1323" calcext:value-type="float">
            <text:p>1323</text:p>
          </table:table-cell>
          <table:table-cell office:value-type="float" office:value="1240" calcext:value-type="float">
            <text:p>1240</text:p>
          </table:table-cell>
          <table:table-cell office:value-type="float" office:value="1160" calcext:value-type="float">
            <text:p>1160</text:p>
          </table:table-cell>
          <table:table-cell office:value-type="float" office:value="574.367" calcext:value-type="float">
            <text:p>574.367</text:p>
          </table:table-cell>
          <table:table-cell office:value-type="float" office:value="8.6458" calcext:value-type="float">
            <text:p>8.6458</text:p>
          </table:table-cell>
          <table:table-cell office:value-type="float" office:value="84.889" calcext:value-type="float">
            <text:p>84.889</text:p>
          </table:table-cell>
          <table:table-cell office:value-type="float" office:value="84.1108" calcext:value-type="float">
            <text:p>84.1108</text:p>
          </table:table-cell>
          <table:table-cell office:value-type="float" office:value="39.0669" calcext:value-type="float">
            <text:p>39.0669</text:p>
          </table:table-cell>
          <table:table-cell office:value-type="float" office:value="55.553" calcext:value-type="float">
            <text:p>55.553</text:p>
          </table:table-cell>
          <table:table-cell office:value-type="float" office:value="65.9397" calcext:value-type="float">
            <text:p>65.9397</text:p>
          </table:table-cell>
          <table:table-cell office:value-type="float" office:value="50.2156" calcext:value-type="float">
            <text:p>50.2156</text:p>
          </table:table-cell>
          <table:table-cell office:value-type="float" office:value="44.2785" calcext:value-type="float">
            <text:p>44.2785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" calcext:value-type="float">
            <text:p>484</text:p>
          </table:table-cell>
          <table:table-cell office:value-type="float" office:value="1440" calcext:value-type="float">
            <text:p>1440</text:p>
          </table:table-cell>
          <table:table-cell office:value-type="float" office:value="1365" calcext:value-type="float">
            <text:p>1365</text:p>
          </table:table-cell>
          <table:table-cell office:value-type="float" office:value="1281" calcext:value-type="float">
            <text:p>1281</text:p>
          </table:table-cell>
          <table:table-cell office:value-type="float" office:value="638.038" calcext:value-type="float">
            <text:p>638.038</text:p>
          </table:table-cell>
          <table:table-cell office:value-type="float" office:value="7.38895" calcext:value-type="float">
            <text:p>7.38895</text:p>
          </table:table-cell>
          <table:table-cell office:value-type="float" office:value="86.7563" calcext:value-type="float">
            <text:p>86.7563</text:p>
          </table:table-cell>
          <table:table-cell office:value-type="float" office:value="92.7115" calcext:value-type="float">
            <text:p>92.7115</text:p>
          </table:table-cell>
          <table:table-cell office:value-type="float" office:value="33.7772" calcext:value-type="float">
            <text:p>33.7772</text:p>
          </table:table-cell>
          <table:table-cell office:value-type="float" office:value="61.5047" calcext:value-type="float">
            <text:p>61.5047</text:p>
          </table:table-cell>
          <table:table-cell office:value-type="float" office:value="74.1809" calcext:value-type="float">
            <text:p>74.1809</text:p>
          </table:table-cell>
          <table:table-cell office:value-type="float" office:value="50.5228" calcext:value-type="float">
            <text:p>50.5228</text:p>
          </table:table-cell>
          <table:table-cell table:style-name="ce6" office:value-type="percentage" office:value="0.443084" calcext:value-type="percentage">
            <text:p>44.31%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1575" calcext:value-type="float">
            <text:p>1575</text:p>
          </table:table-cell>
          <table:table-cell office:value-type="float" office:value="1496" calcext:value-type="float">
            <text:p>1496</text:p>
          </table:table-cell>
          <table:table-cell office:value-type="float" office:value="1408" calcext:value-type="float">
            <text:p>1408</text:p>
          </table:table-cell>
          <table:table-cell office:value-type="float" office:value="873.053" calcext:value-type="float">
            <text:p>873.053</text:p>
          </table:table-cell>
          <table:table-cell office:value-type="float" office:value="6.60948" calcext:value-type="float">
            <text:p>6.60948</text:p>
          </table:table-cell>
          <table:table-cell office:value-type="float" office:value="87.7724" calcext:value-type="float">
            <text:p>87.7724</text:p>
          </table:table-cell>
          <table:table-cell office:value-type="float" office:value="105.039" calcext:value-type="float">
            <text:p>105.039</text:p>
          </table:table-cell>
          <table:table-cell office:value-type="float" office:value="32.5159" calcext:value-type="float">
            <text:p>32.5159</text:p>
          </table:table-cell>
          <table:table-cell office:value-type="float" office:value="63.3932" calcext:value-type="float">
            <text:p>63.3932</text:p>
          </table:table-cell>
          <table:table-cell office:value-type="float" office:value="81.0643" calcext:value-type="float">
            <text:p>81.0643</text:p>
          </table:table-cell>
          <table:table-cell office:value-type="float" office:value="49.2776" calcext:value-type="float">
            <text:p>49.2776</text:p>
          </table:table-cell>
          <table:table-cell office:value-type="float" office:value="46.1106" calcext:value-type="float">
            <text:p>46.1106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office:value-type="float" office:value="1863" calcext:value-type="float">
            <text:p>1863</text:p>
          </table:table-cell>
          <table:table-cell office:value-type="float" office:value="1776" calcext:value-type="float">
            <text:p>1776</text:p>
          </table:table-cell>
          <table:table-cell office:value-type="float" office:value="1680" calcext:value-type="float">
            <text:p>1680</text:p>
          </table:table-cell>
          <table:table-cell table:number-columns-repeated="3"/>
          <table:table-cell office:value-type="float" office:value="138.187" calcext:value-type="float">
            <text:p>138.187</text:p>
          </table:table-cell>
          <table:table-cell office:value-type="float" office:value="30.1511" calcext:value-type="float">
            <text:p>30.1511</text:p>
          </table:table-cell>
          <table:table-cell office:value-type="float" office:value="66.3479" calcext:value-type="float">
            <text:p>66.3479</text:p>
          </table:table-cell>
          <table:table-cell office:value-type="float" office:value="92.1937" calcext:value-type="float">
            <text:p>92.1937</text:p>
          </table:table-cell>
          <table:table-cell office:value-type="float" office:value="47.2975" calcext:value-type="float">
            <text:p>47.2975</text:p>
          </table:table-cell>
          <table:table-cell office:value-type="float" office:value="48.488" calcext:value-type="float">
            <text:p>48.488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521.741" calcext:value-type="float">
            <text:p>521.741</text:p>
          </table:table-cell>
          <table:table-cell office:value-type="float" office:value="19.12" calcext:value-type="float">
            <text:p>19.12</text:p>
          </table:table-cell>
          <table:table-cell office:value-type="float" office:value="78.3738" calcext:value-type="float">
            <text:p>78.3738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1" calcext:value-type="float">
            <text:p>961</text:p>
          </table:table-cell>
          <table:table-cell office:value-type="float" office:value="2871" calcext:value-type="float">
            <text:p>2871</text:p>
          </table:table-cell>
          <table:table-cell office:value-type="float" office:value="2760" calcext:value-type="float">
            <text:p>2760</text:p>
          </table:table-cell>
          <table:table-cell office:value-type="float" office:value="2640" calcext:value-type="float">
            <text:p>2640</text:p>
          </table:table-cell>
          <table:table-cell table:number-columns-repeated="3"/>
          <table:table-cell office:value-type="float" office:value="543.035" calcext:value-type="float">
            <text:p>543.035</text:p>
          </table:table-cell>
          <table:table-cell office:value-type="float" office:value="20.3883" calcext:value-type="float">
            <text:p>20.3883</text:p>
          </table:table-cell>
          <table:table-cell office:value-type="float" office:value="77.489" calcext:value-type="float">
            <text:p>77.489</text:p>
          </table:table-cell>
          <table:table-cell office:value-type="float" office:value="260.314" calcext:value-type="float">
            <text:p>260.314</text:p>
          </table:table-cell>
          <table:table-cell office:value-type="float" office:value="48.1576" calcext:value-type="float">
            <text:p>48.1576</text:p>
          </table:table-cell>
          <table:table-cell office:value-type="float" office:value="48.2566" calcext:value-type="float">
            <text:p>48.2566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3:53:23.086000000</meta:creation-date>
    <dc:date>2024-12-03T02:13:52.986000000</dc:date>
    <meta:editing-duration>PT1H32M55S</meta:editing-duration>
    <meta:editing-cycles>4</meta:editing-cycles>
    <meta:generator>LibreOffice/24.8.3.2$Windows_X86_64 LibreOffice_project/48a6bac9e7e268aeb4c3483fcf825c94556d9f92</meta:generator>
    <meta:document-statistic meta:table-count="1" meta:cell-count="35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17cm" svg:y="3.694cm" style:legend-expansion="high" chart:style-name="ch2"/>
        <chart:plot-area chart:style-name="ch3" table:cell-range-address="Sheet1.B1:Sheet1.B23 Sheet1.F1:Sheet1.F23 Sheet1.I1:Sheet1.I23 Sheet1.L1:Sheet1.L23" chart:data-source-has-labels="row" svg:x="0.32cm" svg:y="0.18cm" svg:width="10.377cm" svg:height="8.64cm">
          <chart:coordinate-region svg:x="1.371cm" svg:y="0.382cm" svg:width="9.02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3" chart:label-cell-address="Sheet1.F1:Sheet1.F1" chart:class="chart:scatter">
            <chart:domain table:cell-range-address="Sheet1.B2:Sheet1.B23"/>
            <chart:data-point chart:repeated="22"/>
          </chart:series>
          <chart:series chart:style-name="ch8" chart:values-cell-range-address="Sheet1.I2:Sheet1.I23" chart:label-cell-address="Sheet1.I1:Sheet1.I1" chart:class="chart:scatter">
            <chart:data-point chart:repeated="22"/>
          </chart:series>
          <chart:series chart:style-name="ch9" chart:values-cell-range-address="Sheet1.L2:Sheet1.L23" chart:label-cell-address="Sheet1.L1:Sheet1.L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se Avg. ms/frame</text:p>
                <draw:g>
                  <svg:desc>Sheet1.F1:Sheet1.F1</svg:desc>
                </draw:g>
              </table:table-cell>
              <table:table-cell office:value-type="string">
                <text:p>Sparse Avg. ms/frame</text:p>
                <draw:g>
                  <svg:desc>Sheet1.I1:Sheet1.I1</svg:desc>
                </draw:g>
              </table:table-cell>
              <table:table-cell office:value-type="string">
                <text:p>Pardiso Avg. ms/fram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2:Sheet1.B23</svg:desc>
                </draw:g>
              </table:table-cell>
              <table:table-cell office:value-type="float" office:value="2.14568">
                <text:p>2.14568</text:p>
                <draw:g>
                  <svg:desc>Sheet1.F2:Sheet1.F23</svg:desc>
                </draw:g>
              </table:table-cell>
              <table:table-cell office:value-type="float" office:value="1.9417">
                <text:p>1.9417</text:p>
                <draw:g>
                  <svg:desc>Sheet1.I2:Sheet1.I23</svg:desc>
                </draw:g>
              </table:table-cell>
              <table:table-cell office:value-type="float" office:value="1.97905">
                <text:p>1.97905</text:p>
                <draw:g>
                  <svg:desc>Sheet1.L2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09046">
                <text:p>2.09046</text:p>
              </table:table-cell>
              <table:table-cell office:value-type="float" office:value="1.86291">
                <text:p>1.86291</text:p>
              </table:table-cell>
              <table:table-cell office:value-type="float" office:value="2.07927">
                <text:p>2.07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.19543">
                <text:p>2.19543</text:p>
              </table:table-cell>
              <table:table-cell office:value-type="float" office:value="1.87658">
                <text:p>1.87658</text:p>
              </table:table-cell>
              <table:table-cell office:value-type="float" office:value="1.90431">
                <text:p>1.90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.26691">
                <text:p>2.26691</text:p>
              </table:table-cell>
              <table:table-cell office:value-type="float" office:value="1.9805">
                <text:p>1.9805</text:p>
              </table:table-cell>
              <table:table-cell office:value-type="float" office:value="2.17057">
                <text:p>2.17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32498">
                <text:p>2.32498</text:p>
              </table:table-cell>
              <table:table-cell office:value-type="float" office:value="2.02624">
                <text:p>2.02624</text:p>
              </table:table-cell>
              <table:table-cell office:value-type="float" office:value="2.2378">
                <text:p>2.2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.26632">
                <text:p>2.26632</text:p>
              </table:table-cell>
              <table:table-cell office:value-type="float" office:value="2.17572">
                <text:p>2.17572</text:p>
              </table:table-cell>
              <table:table-cell office:value-type="float" office:value="2.42311">
                <text:p>2.4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55798">
                <text:p>2.55798</text:p>
              </table:table-cell>
              <table:table-cell office:value-type="float" office:value="2.38529">
                <text:p>2.38529</text:p>
              </table:table-cell>
              <table:table-cell office:value-type="float" office:value="3.17389">
                <text:p>3.1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3.13174">
                <text:p>3.13174</text:p>
              </table:table-cell>
              <table:table-cell office:value-type="float" office:value="3.07915">
                <text:p>3.07915</text:p>
              </table:table-cell>
              <table:table-cell office:value-type="float" office:value="3.64856">
                <text:p>3.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.36049">
                <text:p>4.36049</text:p>
              </table:table-cell>
              <table:table-cell office:value-type="float" office:value="3.40046">
                <text:p>3.40046</text:p>
              </table:table-cell>
              <table:table-cell office:value-type="float" office:value="5.1266">
                <text:p>5.1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0.8998">
                <text:p>10.8998</text:p>
              </table:table-cell>
              <table:table-cell office:value-type="float" office:value="5.11832">
                <text:p>5.11832</text:p>
              </table:table-cell>
              <table:table-cell office:value-type="float" office:value="7.15082">
                <text:p>7.15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29.2132">
                <text:p>29.2132</text:p>
              </table:table-cell>
              <table:table-cell office:value-type="float" office:value="5.81131">
                <text:p>5.81131</text:p>
              </table:table-cell>
              <table:table-cell office:value-type="float" office:value="11.5085">
                <text:p>11.5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38.4439">
                <text:p>38.4439</text:p>
              </table:table-cell>
              <table:table-cell office:value-type="float" office:value="14.5564">
                <text:p>14.5564</text:p>
              </table:table-cell>
              <table:table-cell office:value-type="float" office:value="13.0989">
                <text:p>13.0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58.0018">
                <text:p>58.0018</text:p>
              </table:table-cell>
              <table:table-cell office:value-type="float" office:value="23.1701">
                <text:p>23.1701</text:p>
              </table:table-cell>
              <table:table-cell office:value-type="float" office:value="22.7056">
                <text:p>22.7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">
                <text:p>225</text:p>
              </table:table-cell>
              <table:table-cell office:value-type="float" office:value="72.0361">
                <text:p>72.0361</text:p>
              </table:table-cell>
              <table:table-cell office:value-type="float" office:value="27.0657">
                <text:p>27.0657</text:p>
              </table:table-cell>
              <table:table-cell office:value-type="float" office:value="27.7778">
                <text:p>27.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117.31">
                <text:p>117.31</text:p>
              </table:table-cell>
              <table:table-cell office:value-type="float" office:value="33.3114">
                <text:p>33.3114</text:p>
              </table:table-cell>
              <table:table-cell office:value-type="float" office:value="32.7209">
                <text:p>32.7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">
                <text:p>289</text:p>
              </table:table-cell>
              <table:table-cell office:value-type="float" office:value="133.053">
                <text:p>133.053</text:p>
              </table:table-cell>
              <table:table-cell office:value-type="float" office:value="44.3635">
                <text:p>44.3635</text:p>
              </table:table-cell>
              <table:table-cell office:value-type="float" office:value="36.9456">
                <text:p>36.9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">
                <text:p>324</text:p>
              </table:table-cell>
              <table:table-cell office:value-type="float" office:value="210.592">
                <text:p>210.592</text:p>
              </table:table-cell>
              <table:table-cell office:value-type="float" office:value="50.7165">
                <text:p>50.7165</text:p>
              </table:table-cell>
              <table:table-cell office:value-type="float" office:value="39.6869">
                <text:p>39.6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">
                <text:p>361</text:p>
              </table:table-cell>
              <table:table-cell office:value-type="float" office:value="266.549">
                <text:p>266.549</text:p>
              </table:table-cell>
              <table:table-cell office:value-type="float" office:value="66.6435">
                <text:p>66.6435</text:p>
              </table:table-cell>
              <table:table-cell office:value-type="float" office:value="47.0635">
                <text:p>47.0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323.052">
                <text:p>323.052</text:p>
              </table:table-cell>
              <table:table-cell office:value-type="float" office:value="81.0222">
                <text:p>81.0222</text:p>
              </table:table-cell>
              <table:table-cell office:value-type="float" office:value="60.7701">
                <text:p>60.7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574.367">
                <text:p>574.367</text:p>
              </table:table-cell>
              <table:table-cell office:value-type="float" office:value="84.1108">
                <text:p>84.1108</text:p>
              </table:table-cell>
              <table:table-cell office:value-type="float" office:value="65.9397">
                <text:p>65.9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638.038">
                <text:p>638.038</text:p>
              </table:table-cell>
              <table:table-cell office:value-type="float" office:value="92.7115">
                <text:p>92.7115</text:p>
              </table:table-cell>
              <table:table-cell office:value-type="float" office:value="74.1809">
                <text:p>74.1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">
                <text:p>529</text:p>
              </table:table-cell>
              <table:table-cell office:value-type="float" office:value="873.053">
                <text:p>873.053</text:p>
              </table:table-cell>
              <table:table-cell office:value-type="float" office:value="105.039">
                <text:p>105.039</text:p>
              </table:table-cell>
              <table:table-cell office:value-type="float" office:value="81.0643">
                <text:p>81.0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16cm" svg:y="3.694cm" style:legend-expansion="high" chart:style-name="ch2"/>
        <chart:plot-area chart:style-name="ch3" table:cell-range-address="Sheet1.B1:Sheet1.B23 Sheet1.G1:Sheet1.G23 Sheet1.J1:Sheet1.J23 Sheet1.M1:Sheet1.M23" chart:data-source-has-labels="row" svg:x="0.32cm" svg:y="0.18cm" svg:width="12.676cm" svg:height="8.64cm">
          <chart:coordinate-region svg:x="0.971cm" svg:y="0.382cm" svg:width="11.723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23" chart:label-cell-address="Sheet1.G1:Sheet1.G1" chart:class="chart:scatter">
            <chart:domain table:cell-range-address="Sheet1.B2:Sheet1.B23"/>
            <chart:data-point chart:repeated="22"/>
          </chart:series>
          <chart:series chart:style-name="ch8" chart:values-cell-range-address="Sheet1.J2:Sheet1.J23" chart:label-cell-address="Sheet1.J1:Sheet1.J1" chart:class="chart:scatter">
            <chart:data-point chart:repeated="22"/>
          </chart:series>
          <chart:series chart:style-name="ch9" chart:values-cell-range-address="Sheet1.M2:Sheet1.M23" chart:label-cell-address="Sheet1.M1:Sheet1.M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orce %</text:p>
                <draw:g>
                  <svg:desc>Sheet1.G1:Sheet1.G1</svg:desc>
                </draw:g>
              </table:table-cell>
              <table:table-cell office:value-type="string">
                <text:p>Force %</text:p>
                <draw:g>
                  <svg:desc>Sheet1.J1:Sheet1.J1</svg:desc>
                </draw:g>
              </table:table-cell>
              <table:table-cell office:value-type="string">
                <text:p>Force %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2:Sheet1.B23</svg:desc>
                </draw:g>
              </table:table-cell>
              <table:table-cell office:value-type="float" office:value="0.0920749">
                <text:p>0.0920749</text:p>
                <draw:g>
                  <svg:desc>Sheet1.G2:Sheet1.G23</svg:desc>
                </draw:g>
              </table:table-cell>
              <table:table-cell office:value-type="float" office:value="0.0889234">
                <text:p>0.0889234</text:p>
                <draw:g>
                  <svg:desc>Sheet1.J2:Sheet1.J23</svg:desc>
                </draw:g>
              </table:table-cell>
              <table:table-cell office:value-type="float" office:value="0.236807">
                <text:p>0.236807</text:p>
                <draw:g>
                  <svg:desc>Sheet1.M2:Sheet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541413">
                <text:p>0.541413</text:p>
              </table:table-cell>
              <table:table-cell office:value-type="float" office:value="0.0828717">
                <text:p>0.0828717</text:p>
              </table:table-cell>
              <table:table-cell office:value-type="float" office:value="0.966783">
                <text:p>0.966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66124">
                <text:p>1.66124</text:p>
              </table:table-cell>
              <table:table-cell office:value-type="float" office:value="1.37825">
                <text:p>1.37825</text:p>
              </table:table-cell>
              <table:table-cell office:value-type="float" office:value="2.23255">
                <text:p>2.23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.99868">
                <text:p>2.99868</text:p>
              </table:table-cell>
              <table:table-cell office:value-type="float" office:value="3.53882">
                <text:p>3.53882</text:p>
              </table:table-cell>
              <table:table-cell office:value-type="float" office:value="4.07023">
                <text:p>4.07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.68644">
                <text:p>4.68644</text:p>
              </table:table-cell>
              <table:table-cell office:value-type="float" office:value="5.55481">
                <text:p>5.55481</text:p>
              </table:table-cell>
              <table:table-cell office:value-type="float" office:value="7.06037">
                <text:p>7.06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6.35349">
                <text:p>6.35349</text:p>
              </table:table-cell>
              <table:table-cell office:value-type="float" office:value="8.31218">
                <text:p>8.31218</text:p>
              </table:table-cell>
              <table:table-cell office:value-type="float" office:value="9.06928">
                <text:p>9.0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9.02831">
                <text:p>9.02831</text:p>
              </table:table-cell>
              <table:table-cell office:value-type="float" office:value="10.9032">
                <text:p>10.9032</text:p>
              </table:table-cell>
              <table:table-cell office:value-type="float" office:value="15.0143">
                <text:p>15.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12.8317">
                <text:p>12.8317</text:p>
              </table:table-cell>
              <table:table-cell office:value-type="float" office:value="16.2607">
                <text:p>16.2607</text:p>
              </table:table-cell>
              <table:table-cell office:value-type="float" office:value="19.3667">
                <text:p>19.3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5.5812">
                <text:p>15.5812</text:p>
              </table:table-cell>
              <table:table-cell office:value-type="float" office:value="18.0319">
                <text:p>18.0319</text:p>
              </table:table-cell>
              <table:table-cell office:value-type="float" office:value="25.114">
                <text:p>25.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23.2328">
                <text:p>23.2328</text:p>
              </table:table-cell>
              <table:table-cell office:value-type="float" office:value="24.8768">
                <text:p>24.8768</text:p>
              </table:table-cell>
              <table:table-cell office:value-type="float" office:value="32.6084">
                <text:p>32.6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24.694">
                <text:p>24.694</text:p>
              </table:table-cell>
              <table:table-cell office:value-type="float" office:value="26.6113">
                <text:p>26.6113</text:p>
              </table:table-cell>
              <table:table-cell office:value-type="float" office:value="40.273">
                <text:p>40.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20.2838">
                <text:p>20.2838</text:p>
              </table:table-cell>
              <table:table-cell office:value-type="float" office:value="37.6661">
                <text:p>37.6661</text:p>
              </table:table-cell>
              <table:table-cell office:value-type="float" office:value="41.9738">
                <text:p>41.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19.7842">
                <text:p>19.7842</text:p>
              </table:table-cell>
              <table:table-cell office:value-type="float" office:value="36.2936">
                <text:p>36.2936</text:p>
              </table:table-cell>
              <table:table-cell office:value-type="float" office:value="46.596">
                <text:p>46.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">
                <text:p>225</text:p>
              </table:table-cell>
              <table:table-cell office:value-type="float" office:value="16.7582">
                <text:p>16.7582</text:p>
              </table:table-cell>
              <table:table-cell office:value-type="float" office:value="43.2947">
                <text:p>43.2947</text:p>
              </table:table-cell>
              <table:table-cell office:value-type="float" office:value="48.1504">
                <text:p>48.1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16.6657">
                <text:p>16.6657</text:p>
              </table:table-cell>
              <table:table-cell office:value-type="float" office:value="42.3871">
                <text:p>42.3871</text:p>
              </table:table-cell>
              <table:table-cell office:value-type="float" office:value="48.7965">
                <text:p>48.7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">
                <text:p>289</text:p>
              </table:table-cell>
              <table:table-cell office:value-type="float" office:value="13.4557">
                <text:p>13.4557</text:p>
              </table:table-cell>
              <table:table-cell office:value-type="float" office:value="35.5048">
                <text:p>35.5048</text:p>
              </table:table-cell>
              <table:table-cell office:value-type="float" office:value="49.9367">
                <text:p>49.9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">
                <text:p>324</text:p>
              </table:table-cell>
              <table:table-cell office:value-type="float" office:value="11.4639">
                <text:p>11.4639</text:p>
              </table:table-cell>
              <table:table-cell office:value-type="float" office:value="35.7007">
                <text:p>35.7007</text:p>
              </table:table-cell>
              <table:table-cell office:value-type="float" office:value="48.6644">
                <text:p>48.6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">
                <text:p>361</text:p>
              </table:table-cell>
              <table:table-cell office:value-type="float" office:value="10.049">
                <text:p>10.049</text:p>
              </table:table-cell>
              <table:table-cell office:value-type="float" office:value="36.2347">
                <text:p>36.2347</text:p>
              </table:table-cell>
              <table:table-cell office:value-type="float" office:value="52.8106">
                <text:p>52.8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9.17004">
                <text:p>9.17004</text:p>
              </table:table-cell>
              <table:table-cell office:value-type="float" office:value="34.6049">
                <text:p>34.6049</text:p>
              </table:table-cell>
              <table:table-cell office:value-type="float" office:value="51.5507">
                <text:p>51.5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8.6458">
                <text:p>8.6458</text:p>
              </table:table-cell>
              <table:table-cell office:value-type="float" office:value="39.0669">
                <text:p>39.0669</text:p>
              </table:table-cell>
              <table:table-cell office:value-type="float" office:value="50.2156">
                <text:p>50.2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4">
                <text:p>484</text:p>
              </table:table-cell>
              <table:table-cell office:value-type="float" office:value="7.38895">
                <text:p>7.38895</text:p>
              </table:table-cell>
              <table:table-cell office:value-type="float" office:value="33.7772">
                <text:p>33.7772</text:p>
              </table:table-cell>
              <table:table-cell office:value-type="float" office:value="50.5228">
                <text:p>50.5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9">
                <text:p>529</text:p>
              </table:table-cell>
              <table:table-cell office:value-type="float" office:value="6.60948">
                <text:p>6.60948</text:p>
              </table:table-cell>
              <table:table-cell office:value-type="float" office:value="32.5159">
                <text:p>32.5159</text:p>
              </table:table-cell>
              <table:table-cell office:value-type="float" office:value="49.2776">
                <text:p>49.2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